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egoe UI" svg:font-family="'Segoe UI', SegoeUI, 'Helvetica Neue', Helvetica, Arial, sans-serif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40d89"/>
    </style:style>
    <style:style style:name="P2" style:family="paragraph" style:parent-style-name="Heading_20_2">
      <style:paragraph-properties fo:margin-top="0cm" fo:margin-bottom="0cm" loext:contextual-spacing="false" fo:line-height="100%"/>
      <style:text-properties officeooo:paragraph-rsid="00140d89"/>
    </style:style>
    <style:style style:name="P3" style:family="paragraph" style:parent-style-name="Standard">
      <style:text-properties officeooo:paragraph-rsid="00140d89"/>
    </style:style>
    <style:style style:name="P4" style:family="paragraph" style:parent-style-name="Standard">
      <style:paragraph-properties fo:line-height="100%"/>
      <style:text-properties officeooo:paragraph-rsid="00140d89"/>
    </style:style>
    <style:style style:name="P5" style:family="paragraph" style:parent-style-name="Standard">
      <style:paragraph-properties fo:line-height="100%"/>
      <style:text-properties officeooo:paragraph-rsid="00155363"/>
    </style:style>
    <style:style style:name="P6" style:family="paragraph" style:parent-style-name="Standard">
      <style:text-properties style:font-name="DejaVu Sans" fo:font-size="12pt" fo:font-weight="normal" officeooo:paragraph-rsid="00140d8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style:font-name="DejaVu Sans" fo:font-size="12pt" fo:font-weight="normal" officeooo:paragraph-rsid="00140d8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0%"/>
      <style:text-properties style:font-name="DejaVu Sans" fo:font-size="14pt" fo:font-weight="bold" officeooo:paragraph-rsid="00140d89" style:font-size-asian="14pt" style:font-weight-asian="bold" style:font-size-complex="14pt" style:font-weight-complex="bold"/>
    </style:style>
    <style:style style:name="P9" style:family="paragraph" style:parent-style-name="Standard">
      <style:text-properties fo:font-variant="normal" fo:text-transform="none" fo:color="#505050" style:font-name="DejaVu Sans" fo:font-size="12pt" fo:letter-spacing="normal" fo:font-style="normal" fo:font-weight="normal" officeooo:paragraph-rsid="00140d8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break-before="page"/>
      <style:text-properties style:font-name="DejaVu Sans" fo:font-size="12pt" fo:font-weight="normal" officeooo:paragraph-rsid="00140d89" style:font-size-asian="12pt" style:font-weight-asian="normal" style:font-size-complex="12pt" style:font-weight-complex="normal"/>
    </style:style>
    <style:style style:name="P11" style:family="paragraph" style:parent-style-name="Title">
      <style:text-properties style:font-name="DejaVu Sans" fo:font-size="12pt" fo:font-weight="normal" officeooo:paragraph-rsid="00140d89" style:font-size-asian="12pt" style:font-weight-asian="normal" style:font-size-complex="12pt" style:font-weight-complex="normal"/>
    </style:style>
    <style:style style:name="P12" style:family="paragraph" style:parent-style-name="Title">
      <style:text-properties style:font-name="DejaVu Sans" fo:font-size="14pt" fo:font-weight="bold" officeooo:paragraph-rsid="00140d89" style:font-size-asian="14pt" style:font-weight-asian="bold" style:font-size-complex="14pt" style:font-weight-complex="bold"/>
    </style:style>
    <style:style style:name="T1" style:family="text">
      <style:text-properties fo:color="#000000" fo:font-size="12pt" fo:font-weight="bold" style:font-size-asian="12pt" style:font-weight-asian="bold" style:font-name-complex="Calibri Light1" style:font-size-complex="12pt" style:font-weight-complex="bold"/>
    </style:style>
    <style:style style:name="T2" style:family="text">
      <style:text-properties fo:color="#000000" fo:font-size="12pt" style:font-size-asian="12pt" style:font-name-complex="Calibri Light1" style:font-size-complex="12pt"/>
    </style:style>
    <style:style style:name="T3" style:family="text">
      <style:text-properties fo:color="#000000" fo:font-size="12pt" style:font-size-asian="12pt" style:font-name-complex="Calibri Light1" style:font-size-complex="12pt"/>
    </style:style>
    <style:style style:name="T4" style:family="text">
      <style:text-properties fo:color="#000000" fo:font-size="12pt" style:font-size-asian="12pt" style:language-asian="fr" style:country-asian="FR" style:font-name-complex="Calibri Light1" style:font-size-complex="12pt"/>
    </style:style>
    <style:style style:name="T5" style:family="text">
      <style:text-properties fo:color="#000000" fo:font-size="12pt" style:font-name-asian="Times New Roman" style:font-size-asian="12pt" style:language-asian="fr" style:country-asian="FR" style:font-name-complex="Calibri Light1" style:font-size-complex="12pt"/>
    </style:style>
    <style:style style:name="T6" style:family="text">
      <style:text-properties fo:color="#000000" fo:font-size="12pt" fo:letter-spacing="0.014cm" style:font-size-asian="12pt" style:font-name-complex="Calibri Light1" style:font-size-complex="12pt"/>
    </style:style>
    <style:style style:name="T7" style:family="text">
      <style:text-properties fo:color="#000000" fo:font-size="12pt" fo:letter-spacing="0.014cm" style:font-size-asian="12pt" style:language-asian="fr" style:country-asian="FR" style:font-name-complex="Calibri Light1" style:font-size-complex="12pt"/>
    </style:style>
    <style:style style:name="T8" style:family="text">
      <style:text-properties fo:color="#000000" fo:font-size="12pt" fo:letter-spacing="0.014cm" fo:font-weight="bold" fo:background-color="#ffffff" loext:char-shading-value="0" style:font-size-asian="12pt" style:font-weight-asian="bold" style:font-name-complex="Calibri Light1" style:font-size-complex="12pt" style:font-weight-complex="bold"/>
    </style:style>
    <style:style style:name="T9" style:family="text">
      <style:text-properties fo:color="#000000" fo:font-size="12pt" fo:letter-spacing="0.014cm" fo:background-color="#ffffff" loext:char-shading-value="0" style:font-size-asian="12pt" style:font-name-complex="Calibri Light1" style:font-size-complex="12pt"/>
    </style:style>
    <style:style style:name="T10" style:family="text">
      <style:text-properties fo:color="#000000" fo:font-size="12pt" fo:letter-spacing="0.014cm" fo:background-color="#ffffff" loext:char-shading-value="0" style:font-size-asian="12pt" style:language-asian="fr" style:country-asian="FR" style:font-name-complex="Calibri Light1" style:font-size-complex="12pt"/>
    </style:style>
    <style:style style:name="T11" style:family="text">
      <style:text-properties fo:color="#000000" fo:font-size="12pt" fo:font-weight="normal" style:font-size-asian="12pt" style:font-weight-asian="normal" style:font-name-complex="Calibri Light1" style:font-size-complex="12pt" style:font-weight-complex="normal"/>
    </style:style>
    <style:style style:name="T12" style:family="text">
      <style:text-properties fo:color="#000000" style:font-name="Calibri Light" fo:font-size="12pt" fo:letter-spacing="0.014cm" style:font-size-asian="12pt" style:font-name-complex="Calibri Light1" style:font-size-complex="12pt"/>
    </style:style>
    <style:style style:name="T13" style:family="text">
      <style:text-properties fo:color="#000000" style:font-name="Calibri Light" fo:font-size="12pt" fo:letter-spacing="0.014cm" style:font-size-asian="12pt" style:language-asian="fr" style:country-asian="FR" style:font-name-complex="Calibri Light1" style:font-size-complex="12pt"/>
    </style:style>
    <style:style style:name="T14" style:family="text">
      <style:text-properties fo:color="#000000" style:font-name="Calibri Light" fo:font-size="12pt" fo:letter-spacing="0.014cm" fo:background-color="#ffffff" loext:char-shading-value="0" style:font-size-asian="12pt" style:font-name-complex="Calibri Light1" style:font-size-complex="12pt"/>
    </style:style>
    <style:style style:name="T15" style:family="text">
      <style:text-properties fo:color="#000000" style:font-name="Calibri Light" fo:font-size="12pt" fo:letter-spacing="0.014cm" fo:background-color="#ffffff" loext:char-shading-value="0" style:font-size-asian="12pt" style:language-asian="fr" style:country-asian="FR" style:font-name-complex="Calibri Light1" style:font-size-complex="12pt"/>
    </style:style>
    <style:style style:name="T16" style:family="text">
      <style:text-properties fo:color="#000000" style:font-name="Calibri Light" fo:font-size="12pt" fo:letter-spacing="0.014cm" fo:font-weight="bold" fo:background-color="#ffffff" loext:char-shading-value="0" style:font-size-asian="12pt" style:font-weight-asian="bold" style:font-name-complex="Calibri Light1" style:font-size-complex="12pt" style:font-weight-complex="bold"/>
    </style:style>
    <style:style style:name="T17" style:family="text">
      <style:text-properties fo:color="#000000" style:font-name="Calibri Light" fo:font-size="12pt" style:font-size-asian="12pt" style:font-name-complex="Calibri Light1" style:font-size-complex="12pt"/>
    </style:style>
    <style:style style:name="T18" style:family="text">
      <style:text-properties fo:color="#000000" style:font-name="DejaVu Sans" fo:font-size="12pt" style:font-size-asian="12pt" style:font-name-complex="Calibri Light1" style:font-size-complex="12pt"/>
    </style:style>
    <style:style style:name="T19" style:family="text">
      <style:text-properties fo:color="#000000" style:font-name="DejaVu Sans" fo:font-size="12pt" fo:letter-spacing="0.014cm" fo:background-color="#ffffff" loext:char-shading-value="0" style:font-size-asian="12pt" style:language-asian="fr" style:country-asian="FR" style:font-name-complex="Calibri Light1" style:font-size-complex="12pt"/>
    </style:style>
    <style:style style:name="T20" style:family="text">
      <style:text-properties fo:color="#000000" style:font-name="DejaVu Sans" fo:font-size="12pt" fo:letter-spacing="0.014cm" officeooo:rsid="00155363" fo:background-color="#ffffff" loext:char-shading-value="0" style:font-size-asian="12pt" style:language-asian="fr" style:country-asian="FR" style:font-name-complex="Calibri Light1" style:font-size-complex="12pt"/>
    </style:style>
    <style:style style:name="T21" style:family="text">
      <style:text-properties fo:color="#000000" style:font-name="DejaVu Sans" fo:font-size="12pt" fo:letter-spacing="0.014cm" fo:font-weight="bold" fo:background-color="#ffffff" loext:char-shading-value="0" style:font-size-asian="12pt" style:language-asian="fr" style:country-asian="FR" style:font-weight-asian="bold" style:font-name-complex="Calibri Light1" style:font-size-complex="12pt" style:font-weight-complex="bold"/>
    </style:style>
    <style:style style:name="T22" style:family="text">
      <style:text-properties fo:color="#000000" style:font-name="DejaVu Sans" fo:font-size="12pt" fo:letter-spacing="0.014cm" fo:font-weight="bold" officeooo:rsid="00155363" fo:background-color="#ffffff" loext:char-shading-value="0" style:font-size-asian="12pt" style:language-asian="fr" style:country-asian="FR" style:font-weight-asian="bold" style:font-name-complex="Calibri Light1" style:font-size-complex="12pt" style:font-weight-complex="bold"/>
    </style:style>
    <style:style style:name="T23" style:family="text">
      <style:text-properties fo:color="#000000" style:font-name="DejaVu Sans" fo:font-size="12pt" fo:letter-spacing="0.014cm" fo:font-weight="normal" fo:background-color="#ffffff" loext:char-shading-value="0" style:font-size-asian="12pt" style:language-asian="fr" style:country-asian="FR" style:font-weight-asian="normal" style:font-name-complex="Calibri Light1" style:font-size-complex="12pt" style:font-weight-complex="normal"/>
    </style:style>
    <style:style style:name="T24" style:family="text">
      <style:text-properties fo:color="#000000" style:font-name="DejaVu Sans" fo:font-size="12pt" fo:letter-spacing="0.014cm" fo:font-weight="normal" officeooo:rsid="00155363" fo:background-color="#ffffff" loext:char-shading-value="0" style:font-size-asian="12pt" style:language-asian="fr" style:country-asian="FR" style:font-weight-asian="normal" style:font-name-complex="Calibri Light1" style:font-size-complex="12pt" style:font-weight-complex="normal"/>
    </style:style>
    <style:style style:name="T25" style:family="text">
      <style:text-properties fo:color="#000000" style:font-name="DejaVu Sans" fo:font-size="12pt" fo:font-weight="bold" style:font-size-asian="12pt" style:font-weight-asian="bold" style:font-name-complex="Calibri Light1" style:font-size-complex="12pt" style:font-weight-complex="bold"/>
    </style:style>
    <style:style style:name="T26" style:family="text">
      <style:text-properties fo:color="#000000" style:font-name="DejaVu Sans" fo:font-size="12pt" fo:font-weight="normal" style:font-size-asian="12pt" style:font-weight-asian="normal" style:font-name-complex="Calibri Light1" style:font-size-complex="12pt" style:font-weight-complex="normal"/>
    </style:style>
    <style:style style:name="T27" style:family="text">
      <style:text-properties fo:color="#000000" style:font-name="DejaVu Sans" fo:font-weight="normal" style:font-weight-asian="normal" style:font-name-complex="Calibri Light1" style:font-weight-complex="normal"/>
    </style:style>
    <style:style style:name="T28" style:family="text">
      <style:text-properties fo:color="#000000" style:font-name="DejaVu Sans" fo:letter-spacing="0.014cm" fo:font-weight="normal" fo:background-color="#ffffff" loext:char-shading-value="0" style:language-asian="fr" style:country-asian="FR" style:font-weight-asian="normal" style:font-name-complex="Calibri Light1" style:font-weight-complex="normal"/>
    </style:style>
    <style:style style:name="T29" style:family="text">
      <style:text-properties fo:color="#000000" style:font-name="DejaVu Sans" fo:font-weight="bold" style:font-weight-asian="bold" style:font-name-complex="Calibri Light1" style:font-weight-complex="bold"/>
    </style:style>
    <style:style style:name="T30" style:family="text">
      <style:text-properties fo:color="#000000" style:font-name="DejaVu Sans" fo:font-size="14pt" fo:font-weight="bold" style:font-size-asian="14pt" style:font-weight-asian="bold" style:font-name-complex="Calibri Light1" style:font-size-complex="14pt" style:font-weight-complex="bold"/>
    </style:style>
    <style:style style:name="T31" style:family="text">
      <style:text-properties fo:color="#000000" style:font-name-complex="Calibri Light1"/>
    </style:style>
    <style:style style:name="T32" style:family="text">
      <style:text-properties fo:color="#000000" style:font-name-complex="Calibri Light1"/>
    </style:style>
    <style:style style:name="T33" style:family="text">
      <style:text-properties fo:color="#000000" fo:letter-spacing="0.014cm" style:font-name-complex="Calibri Light1"/>
    </style:style>
    <style:style style:name="T34" style:family="text">
      <style:text-properties fo:color="#000000" fo:letter-spacing="0.014cm" fo:background-color="#ffffff" loext:char-shading-value="0" style:font-name-complex="Calibri Light1"/>
    </style:style>
    <style:style style:name="T35" style:family="text">
      <style:text-properties fo:color="#000000" fo:letter-spacing="0.014cm" style:language-asian="fr" style:country-asian="FR" style:font-name-complex="Calibri Light1"/>
    </style:style>
    <style:style style:name="T36" style:family="text">
      <style:text-properties fo:color="#000000" fo:font-weight="bold" style:font-weight-asian="bold" style:font-name-complex="Calibri Light1" style:font-weight-complex="bold"/>
    </style:style>
    <style:style style:name="T37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7">Windows 2016 r2 server</text:span> </text:p>
      <text:p text:style-name="P12"><text:span text:style-name="T31"/></text:p>
      <text:p text:style-name="P11"><text:span text:style-name="T36">Contexte :</text:span><text:span text:style-name="T31"> </text:span></text:p>
      <text:p text:style-name="P9"><text:span text:style-name="T31">Windows Server 2016 est le système d’exploitation orienté cloud qui offre de nouvelles couches de sécurité et une innovation inspirée d’Azure aux applications et à l’infrastructure à la base de vos activités. </text:span></text:p>
      <text:p text:style-name="P6"><text:span text:style-name="T33"/></text:p>
      <text:h text:style-name="P1" text:outline-level="1"><text:span text:style-name="Strong"><text:span text:style-name="T25">Prérequis :</text:span></text:span></text:h>
      <text:p text:style-name="P3"><text:span text:style-name="Strong"><text:span text:style-name="T26">La configuration matérielle minimale :</text:span></text:span></text:p>
      <text:p text:style-name="P3"><text:span text:style-name="Strong"><text:span text:style-name="T26">Processeur : Architecture 64 bits uniquement, cadencé à 1,4 GHz au minimum (il est</text:span></text:span></text:p>
      <text:p text:style-name="P3"><text:span text:style-name="Strong"><text:span text:style-name="T26">recommandé d’avoir un processeur multicœur).</text:span></text:span></text:p>
      <text:p text:style-name="P3"><text:span text:style-name="Strong"><text:span text:style-name="T26">Mémoire vive : 512 Mo au minimum (il est recommandé d’avoir au moins 1024 Mo).</text:span></text:span></text:p>
      <text:p text:style-name="P3"><text:span text:style-name="Strong"><text:span text:style-name="T26">Disque dur : 32 Go au minimum (l’installation réelle prenant environ 10 Go, il faut que</text:span></text:span></text:p>
      <text:p text:style-name="P3"><text:span text:style-name="Strong"><text:span text:style-name="T26">le système ait de la place pour gérer la mémoire sur le disque).</text:span></text:span></text:p>
      <text:p text:style-name="P10"/>
      <text:p text:style-name="P8"><text:span text:style-name="T34">Installer Windows Server 2016 </text:span></text:p>
      <text:p text:style-name="P7"><text:span text:style-name="T34">Récupérer l'ISO de Windows Server 2016 sur une clé bootable</text:span></text:p>
      <text:p text:style-name="P7"><text:span text:style-name="T34">Botter la clé USB</text:span></text:p>
      <text:p text:style-name="P7"><text:span text:style-name="T33">Après quelques minutes, nous arrivons sur la fenêtre d’installation de Windows.</text:span></text:p>
      <text:p text:style-name="P7"><text:span text:style-name="T33">Sélectionner :</text:span></text:p>
      <text:p text:style-name="P7"><text:span text:style-name="T33">La langue à installer</text:span></text:p>
      <text:p text:style-name="P7"><text:span text:style-name="T33">Le format horaire et monétaire</text:span></text:p>
      <text:p text:style-name="P7"><text:span text:style-name="T33">Le clavier ou méthode d'entrée</text:span></text:p>
      <text:p text:style-name="P7"><text:span text:style-name="T33">Ensuite, cliquer sur le bouton « Suivant ».</text:span></text:p>
      <text:p text:style-name="P7"><text:span text:style-name="T34">Cliquer sur le bouton « Installer maintenant ».</text:span></text:p>
      <text:p text:style-name="P7"><text:span text:style-name="T35">Pour activer Windows pendant l’installation, rentrer la clé de produit puis cliquer sur le bouton « Suivant ».</text:span></text:p>
      <text:p text:style-name="P7"><text:span text:style-name="T35">Si vous n’avez pas la clé de produit, cliquer sur « Je n’ai pas de clé de produit (Product Key) pour continuer l’installation de Windows.</text:span></text:p>
      <text:p text:style-name="P7"><text:span text:style-name="T35">Vous aurez la possibilité de rentrer la clé de produit après l'installation de Windows Server 2016.</text:span></text:p>
      <text:p text:style-name="P7"><text:span text:style-name="T35">Sélectionner le système d’exploitation à installer sur votre machine puis cliquer sur « Suivant ».</text:span></text:p>
      <text:p text:style-name="P7"><text:span text:style-name="T35">Dans cet article, je vais installer la version graphique de Windows Server 2016 Standard. (Expérience utilisateur).</text:span></text:p>
      <text:p text:style-name="P7"><text:span text:style-name="T31"><text:line-break/></text:span><text:span text:style-name="T34">Cliquer sur le bouton « J’accepte les termes du contrat de licence » puis cliquer sur le bouton « Suivant ».</text:span></text:p>
      <text:p text:style-name="P7"><text:span text:style-name="T35">Cliquer sur « Personnalisé : Installer uniquement Windows (avancé) » pour installer Windows Server 2016 sur votre machine.</text:span></text:p>
      <text:p text:style-name="P7"><text:span text:style-name="T35">Sélectionner votre disque puis cliquer sur « Suivant » pour lancer l’installation.</text:span></text:p>
      <text:p text:style-name="P7"><text:span text:style-name="T35">Windows est en cours d’installation. Cela peut durer quelques minutes.</text:span></text:p>
      <text:p text:style-name="P7"><text:span text:style-name="T35">Il ne faut pas éteindre votre machine sinon cela risque d'annuler l'installation en cours.</text:span></text:p>
      <text:p text:style-name="P7"><text:span text:style-name="T35">Une fois l’installation terminée, votre machine va redémarrer automatiquement.</text:span></text:p>
      <text:p text:style-name="P7"><text:span text:style-name="T34">L’installation de Windows Server 2016 est terminée. Il faut à présent renseigner un mot de passe pour le compte Administrateur.</text:span></text:p>
      <text:p text:style-name="P7"><text:span text:style-name="T34">Entrez votre mot de passe puis « ↓ » et confirmez le mot de passe en le retapant.</text:span></text:p>
      <text:p text:style-name="P7"><text:span text:style-name="T34"><text:s/>Puis « Entrer ».</text:span></text:p>
      <text:p text:style-name="P4"><text:span text:style-name="Strong"><text:span text:style-name="T23">Le terminal est lancé, vous pouvez commencer à travailler.</text:span></text:span></text:p>
      <text:p text:style-name="P4"><text:span text:style-name="Strong"><text:span text:style-name="T23"/></text:span></text:p>
      <text:p text:style-name="P5"><text:span text:style-name="Strong"><text:span text:style-name="T22">Mode opératoire :</text:span></text:span></text:p>
      <text:p text:style-name="P5"><text:span text:style-name="Strong"><text:span text:style-name="T24">Utilisez ligne de commande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egoe UI" svg:font-family="'Segoe UI', SegoeUI, 'Helvetica Neue', Helvetica, Arial, sans-serif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4T07:12:40.426384845</meta:creation-date>
    <dc:date>2020-03-24T07:22:12.543536386</dc:date>
    <meta:editing-duration>PT9M31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2" meta:paragraph-count="37" meta:word-count="401" meta:character-count="2453" meta:non-whitespace-character-count="2083"/>
  </office:meta>
</office:document-meta>
</file>